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</office:automatic-styles>
  <office:body>
    <office:text>
      <text:h text:style-name="Heading_20_1" text:outline-level="1"><text:bookmark-start text:name="práctico-nro.-3.2-tipos-de-dato-colección---listas"/>Práctico Nro. 3.2: Tipos de Dato Colección - Listas<text:bookmark-end text:name="práctico-nro.-3.2-tipos-de-dato-colección---listas"/></text:h>
      <text:p text:style-name="First_20_paragraph">Juan José Della Vecchia</text:p>
      <text:p text:style-name="Text_20_body">Nota: Asuma una cantidad específica de elementos cuando el ejercicio no lo<text:line-break/>especifique.</text:p>
      <text:h text:style-name="Heading_20_2" text:outline-level="2"><text:bookmark-start text:name="ejercicio-1"/>Ejercicio 1:<text:bookmark-end text:name="ejercicio-1"/></text:h>
      <text:p text:style-name="First_20_paragraph">Dada la siguiente lista l=[10,“hola”,2.5,20,“que”,3.5,30,“tal”,4.5]<text:line-break/>se pide recuperar:<text:line-break/>1. el 30<text:line-break/>2. “hola”<text:line-break/>3. 10,“hola”,2.5<text:line-break/>4. Los strings<text:line-break/>5. Los flotantes<text:line-break/>6. Los enteros</text:p>
      <text:p text:style-name="P1"><text:s text:c="2"/>l = [10,"hola",2.5,20,"que",3.5,30,"tal",4.5]</text:p>
      <text:p text:style-name="P2"><text:s text:c="2"/>print (l[6])</text:p>
      <text:p text:style-name="P3"><text:s text:c="2"/>print (l[2])</text:p>
      <text:p text:style-name="P4"><text:s text:c="2"/>print (l[:3])</text:p>
      <text:p text:style-name="P5"><text:s text:c="2"/>strings = list(filter(lambda elemento: isinstance(elemento, str), l))</text:p>
      <text:p text:style-name="P6"><text:s text:c="2"/>flotantes = list(filter(lambda elemento: isinstance(elemento, float), l))</text:p>
      <text:p text:style-name="P7"><text:s text:c="2"/>enteros = list(filter(lambda elemento: isinstance(elemento, int), l))</text:p>
      <text:p text:style-name="P8"><text:s text:c="2"/>print ("Los strings son:", strings)</text:p>
      <text:p text:style-name="P9"><text:s text:c="2"/>print ("los flotantes son:", flotantes)</text:p>
      <text:p text:style-name="P10"><text:s text:c="2"/>print ("los enteros son:", enteros</text:p>
      <text:h text:style-name="Heading_20_2" text:outline-level="2"><text:bookmark-start text:name="ejercicio-2"/>Ejercicio 2:<text:bookmark-end text:name="ejercicio-2"/></text:h>
      <text:p text:style-name="First_20_paragraph">Realice las siguientes actividades:<text:line-break/>1. Defina una lista l de tres números donde cada número es 0.<text:line-break/>2. Defina una lista de un único elemento.<text:line-break/>3. Defina una lista con n 0s.</text:p>
      <text:p text:style-name="P11"><text:s text:c="2"/>lista1 = [0, 0, 0]</text:p>
      <text:p text:style-name="P12"><text:s text:c="2"/>lista2 = ["hola"]</text:p>
      <text:p text:style-name="P13"><text:s text:c="2"/>n = 5</text:p>
      <text:p text:style-name="P14"><text:s text:c="2"/>lista3 = [ 0 for i in range(n)]</text:p>
      <text:p text:style-name="P15"><text:s text:c="2"/>print(lista1)</text:p>
      <text:p text:style-name="P16"><text:s text:c="2"/>print(lista2)</text:p>
      <text:p text:style-name="P17"><text:s text:c="2"/>print(lista3)</text:p>
      <text:h text:style-name="Heading_20_2" text:outline-level="2"><text:bookmark-start text:name="ejercicio-3"/>Ejercicio 3:<text:bookmark-end text:name="ejercicio-3"/></text:h>
      <text:p text:style-name="First_20_paragraph">Defina las listas l0 y l1 cada una con dos elementos numéricos<text:line-break/>y luego construya la lista r cuyos elementos son la suma de los elemen-<text:line-break/>tos de l0 y l1. Ejemplo: Si l0=[10,20] y l1=[8,20] la tupla r tiene que<text:line-break/>contener r=[18,40].</text:p>
      <text:p text:style-name="P18"><text:s text:c="2"/>l0 = [10, 20]</text:p>
      <text:p text:style-name="P19"><text:s text:c="2"/>l1 = [8, 20]</text:p>
      <text:p text:style-name="P20"><text:s text:c="2"/>r = list(map(lambda n, m: n+m, l0, l1))</text:p>
      <text:p text:style-name="P21"><text:s text:c="2"/>print(r)</text:p>
      <text:h text:style-name="Heading_20_2" text:outline-level="2"><text:bookmark-start text:name="ejercicio-4"/>Ejercicio 4:<text:bookmark-end text:name="ejercicio-4"/></text:h>
      <text:p text:style-name="First_20_paragraph">Escriba un ejemplo que muestre que las listas son mutables.</text:p>
      <text:p text:style-name="P22"><text:s text:c="2"/>lista = [0, 1]</text:p>
      <text:p text:style-name="P23"><text:s text:c="2"/>print("La lista es:", lista)</text:p>
      <text:p text:style-name="P24"><text:s text:c="2"/>lista.append(2)</text:p>
      <text:p text:style-name="P25"><text:s text:c="2"/>print("La lista cambio a:", lista)</text:p>
      <text:h text:style-name="Heading_20_2" text:outline-level="2"><text:bookmark-start text:name="ejercicio-5"/>Ejercicio 5:<text:bookmark-end text:name="ejercicio-5"/></text:h>
      <text:p text:style-name="First_20_paragraph">Escriba un programa que dada una lista t con 5 elementos y<text:line-break/>un número n produzca como resultado una nueva lista con todos los<text:line-break/>elementos de la lista t multiplicados por el número n.</text:p>
      <text:p text:style-name="P26"><text:s text:c="2"/>l = [ 1, 1, 2, 3, 5]</text:p>
      <text:p text:style-name="P27"><text:s text:c="2"/>n = 3</text:p>
      <text:p text:style-name="P28"><text:s text:c="2"/>nueval = []</text:p>
      <text:p text:style-name="P29"><text:s text:c="2"/>nueval = list(map (lambda el:el*n, l))</text:p>
      <text:p text:style-name="P30"><text:s text:c="2"/>print(nueval)</text:p>
      <text:h text:style-name="Heading_20_2" text:outline-level="2"><text:bookmark-start text:name="ejercicio-6"/>Ejercicio 6:<text:bookmark-end text:name="ejercicio-6"/></text:h>
      <text:p text:style-name="First_20_paragraph">Escriba un programa que almacene el valor de tres variables<text:line-break/>ingresadas por el usuario en una lista.</text:p>
      <text:p text:style-name="P31"><text:s text:c="2"/>lista = []</text:p>
      <text:p text:style-name="P32"><text:s text:c="2"/>for x in range(3):</text:p>
      <text:p text:style-name="P33"><text:s text:c="4"/>n = input ("ingrese un elemento para agregar a la lista: ")</text:p>
      <text:p text:style-name="P34"><text:s text:c="4"/>lista.append(n)</text:p>
      <text:p text:style-name="First_20_paragraph">print(lista)</text:p>
      <text:h text:style-name="Heading_20_2" text:outline-level="2"><text:bookmark-start text:name="ejercicio-7"/>Ejercicio 7:<text:bookmark-end text:name="ejercicio-7"/></text:h>
      <text:p text:style-name="First_20_paragraph">Escriba un programa que:<text:line-break/>1. Permita que el usuario ingrese cuatro números, los almacene una<text:line-break/>lista l.<text:line-break/>2. Genere una lista s la cual se obtiene sumando a cada elemento de<text:line-break/>l un valor ingresado por el usuario.<text:line-break/>3. Genere una lista r la cual se obtiene restando a cada elemento de<text:line-break/>l un valor ingresado por el usuario.<text:line-break/>4. Imprima: con leyendas adecuadas la tupla l, s y r.</text:p>
      <text:p text:style-name="P35"><text:s text:c="2"/>lista = []</text:p>
      <text:p text:style-name="P36"><text:s text:c="2"/>for x in range(4):</text:p>
      <text:p text:style-name="P37"><text:s text:c="4"/>n = int(input ("ingrese un numero para agregar a la lista: "))</text:p>
      <text:p text:style-name="P38"><text:s text:c="4"/>lista.append(n)</text:p>
      <text:p text:style-name="First_20_paragraph">print(lista)</text:p>
      <text:h text:style-name="Heading_20_2" text:outline-level="2"><text:bookmark-start text:name="ejercicio-8"/>Ejercicio 8:<text:bookmark-end text:name="ejercicio-8"/></text:h>
      <text:p text:style-name="First_20_paragraph">Cree una lista y muestre:<text:line-break/>1. El acceso a un elemento de la lista.<text:line-break/>2. Qué sucede si se intenta acceder a una posición inexistente de la<text:line-break/>lista.<text:line-break/>3. Cómo se calcula la longitud de una lista.</text:p>
      <text:p text:style-name="P39"><text:s text:c="2"/>lista = [1, 1, 2, 3, 5, 8, 13]</text:p>
      <text:p text:style-name="P40"><text:s text:c="2"/>print("La lista es:", lista)</text:p>
      <text:p text:style-name="P41"><text:s text:c="2"/>print("El 5to elemento de la lista es:", lista[5])</text:p>
      <text:p text:style-name="P42"><text:s text:c="2"/>print("La longitud de la lista es:", len(lista))</text:p>
      <text:p text:style-name="P43"><text:s text:c="2"/>try:</text:p>
      <text:p text:style-name="P44"><text:s text:c="4"/>print(lista[10])</text:p>
      <text:p text:style-name="P45"><text:s text:c="2"/>except Exception as e:</text:p>
      <text:p text:style-name="P46"><text:s text:c="4"/>print("Intentar acceder a una posición inexistente de la lista da el error:", e)</text:p>
      <text:h text:style-name="Heading_20_2" text:outline-level="2"><text:bookmark-start text:name="ejercicio-9"/>Ejercicio 9:<text:bookmark-end text:name="ejercicio-9"/></text:h>
      <text:p text:style-name="First_20_paragraph">Construya un programa que permita que el usuario ingrese una<text:line-break/>lista de dos elementos y luego desempaquete la lista en dos variables a<text:line-break/>y b. Luego el programa debe imprimir las variables a y b.</text:p>
      <text:p text:style-name="P47"><text:s text:c="2"/>s = input("Ingrese una lista de dos elementos separados por comas (ej. 1,2):")</text:p>
      <text:p text:style-name="P48"><text:s text:c="2"/>lista = s.split(",")</text:p>
      <text:p text:style-name="P49"><text:s text:c="2"/>a = lista[0]</text:p>
      <text:p text:style-name="P50"><text:s text:c="2"/>b = lista[1]</text:p>
      <text:p text:style-name="P51"><text:s text:c="2"/>print("El elemento a es:", a)</text:p>
      <text:p text:style-name="P52"><text:s text:c="2"/>print("El elemento b es:", b)</text:p>
      <text:h text:style-name="Heading_20_2" text:outline-level="2"><text:bookmark-start text:name="ejercicio-10"/>Ejercicio 10:<text:bookmark-end text:name="ejercicio-10"/></text:h>
      <text:p text:style-name="First_20_paragraph">Escriba un programa que permita que el usuario ingrese dos<text:line-break/>valores en las variables a y b y luego empaquete dichos valores en una<text:line-break/>lista. Luego el programa debe imprimir la tupla resultado.</text:p>
      <text:p text:style-name="P53"><text:s text:c="2"/>a = input("Ingrese el elemento a: ")</text:p>
      <text:p text:style-name="P54"><text:s text:c="2"/>b = input("Ingrese el elemento b: ")</text:p>
      <text:p text:style-name="P55"><text:s text:c="2"/>lista = []</text:p>
      <text:p text:style-name="P56"><text:s text:c="2"/>lista.append(a)</text:p>
      <text:p text:style-name="P57"><text:s text:c="2"/>lista.append(b)</text:p>
      <text:p text:style-name="P58"><text:s text:c="2"/>print(lista)</text:p>
      <text:h text:style-name="Heading_20_2" text:outline-level="2"><text:bookmark-start text:name="ejercicio-11"/>Ejercicio 11:<text:bookmark-end text:name="ejercicio-11"/></text:h>
      <text:p text:style-name="First_20_paragraph">Escriba un programa que permita que el usuario ingrese un<text:line-break/>número a y una lista l. Luego el programa debe imprimir True si el<text:line-break/>número a está en l y False en otro caso.</text:p>
      <text:p text:style-name="P59"><text:s text:c="2"/>a = int(input("Ingrese un número entero: "))</text:p>
      <text:p text:style-name="P60"><text:s text:c="2"/>ingreso = input("Ingrese una lista de enteros, separe elementos con comas: ")</text:p>
      <text:p text:style-name="P61"><text:s text:c="2"/>lista = map(lambda elem: int(elem), ingreso.split(","))</text:p>
      <text:p text:style-name="P62"><text:s text:c="2"/>print(a in lista)</text:p>
      <text:h text:style-name="Heading_20_2" text:outline-level="2"><text:bookmark-start text:name="ejercicio-12"/>Ejercicio 12:<text:bookmark-end text:name="ejercicio-12"/></text:h>
      <text:p text:style-name="First_20_paragraph">Escriba un programa que permita que el usuario ingrese un<text:line-break/>número a y una lista l. Luego el programa debe imprimir por pantalla<text:line-break/>la posición del número a en la lista l. En caso de que el número a no se<text:line-break/>encuentre en l el programa debe imprimir –1.</text:p>
      <text:p text:style-name="P63"><text:s text:c="2"/>a = int(input("Ingrese un número entero: "))</text:p>
      <text:p text:style-name="P64"><text:s text:c="2"/>ingreso = input("Ingrese una lista de enteros separados por comas: ")</text:p>
      <text:p text:style-name="P65"><text:s text:c="2"/>lista = list(map(lambda elem: int(elem), ingreso.split(",")))</text:p>
      <text:p text:style-name="P66"><text:s text:c="2"/>print(lista.index(a) if a in lista else -1)</text:p>
      <text:h text:style-name="Heading_20_2" text:outline-level="2"><text:bookmark-start text:name="ejercicio-13"/>Ejercicio 13:<text:bookmark-end text:name="ejercicio-13"/></text:h>
      <text:p text:style-name="First_20_paragraph">Realice las siguientes actividades:<text:line-break/>1. Explique el concepto de rodaja.<text:line-break/>2. Explique el concepto de zancada.<text:line-break/>3. Por cada concepto explicado de ejemplos.</text:p>
      <text:h text:style-name="Heading_20_2" text:outline-level="2"><text:bookmark-start text:name="ejercicio-14"/>Ejercicio 14:<text:bookmark-end text:name="ejercicio-14"/></text:h>
      <text:p text:style-name="First_20_paragraph">Escriba un programa que permita que el usuario ingrese un<text:line-break/>número a y una lista l. Luego el programa debe mostrar por pantalla<text:line-break/>la cantidad de veces que aparece el número a en la lista l.</text:p>
      <text:p text:style-name="P67"><text:s text:c="2"/>a = int(input("Ingrese un número entero: "))</text:p>
      <text:p text:style-name="P68"><text:s text:c="2"/>ingreso = input("Ingrese una lista de enteros separados por comas: ")</text:p>
      <text:p text:style-name="P69"><text:s text:c="2"/>lista = list(map(lambda elem: int(elem), ingreso.split(",")))</text:p>
      <text:p text:style-name="P70"><text:s text:c="2"/>veces = lista.count(a)</text:p>
      <text:p text:style-name="P71"><text:s text:c="2"/>print(a, "aparece", veces, "vez" if veces == 0 else "veces", lista)</text:p>
      <text:h text:style-name="Heading_20_2" text:outline-level="2"><text:bookmark-start text:name="ejercicio-15"/>Ejercicio 15:<text:bookmark-end text:name="ejercicio-15"/></text:h>
      <text:p text:style-name="First_20_paragraph">Dada la lista l=[34, 3.2, Juan, Pedro,–2] se pide:<text:line-break/>1. Agregue al final de l un string ingresado por el usuario.<text:line-break/>2. Solicite al usuario un elemento y cuente la cantidad de veces que<text:line-break/>aparece dicho elemento en l.<text:line-break/>3. Pida al usuario una lista s e incorporela al final de l.<text:line-break/>4. Invierta la lista l.</text:p>
      <text:p text:style-name="P72"><text:s text:c="2"/>l = [34, 3.2, "Juan", "Pedro", -2]</text:p>
      <text:p text:style-name="P73"><text:s text:c="2"/>print("La lista inicial es (se muesta todo en string):", l)</text:p>
      <text:p text:style-name="P74"><text:s text:c="2"/>agregado = input("Ingrese un elemento para agregar a la lista: ")</text:p>
      <text:p text:style-name="P75"><text:s text:c="2"/>l.append(agregado)</text:p>
      <text:p text:style-name="P76"><text:s text:c="2"/>elem_a_contar = input("Ingrese un elemento para contar las apariciones en la lista: ")</text:p>
      <text:p text:style-name="P77"><text:s text:c="2"/>veces = l.count(eval(elem_a_contar))</text:p>
      <text:p text:style-name="P78"><text:s text:c="2"/>print(elem_a_contar, "aparece", veces, "vez" if veces == 1 else "veces", l)</text:p>
      <text:p text:style-name="P79"><text:s text:c="2"/>s = input("Ingrese una lista para agregar a la anterior, separe los elementos con comas: ")</text:p>
      <text:p text:style-name="P80"><text:s text:c="2"/>nuevalista = l + list(s.split(","))</text:p>
      <text:p text:style-name="P81"><text:s text:c="2"/>nuevalista.reverse()</text:p>
      <text:p text:style-name="P82"><text:s text:c="2"/>print("Nueva lista invertida:", nuevalista)</text:p>
      <text:h text:style-name="Heading_20_2" text:outline-level="2"><text:bookmark-start text:name="ejercicio-16"/>Ejercicio 16:<text:bookmark-end text:name="ejercicio-16"/></text:h>
      <text:p text:style-name="First_20_paragraph">Construya un programa que:<text:line-break/>1. Permita que el usuario ingrese una lista l de números enteros l.<text:line-break/>2. Ordene la lista<text:line-break/>3. Almacene en la variable mayor el mayor elemento de la lista<text:line-break/>4. Almacene en la variable menor el menor elemento de la lista.<text:line-break/>5. Imprima por pantalla la lista l y el elemento mayor y el elemento<text:line-break/>menor.</text:p>
      <text:p text:style-name="P83"><text:s text:c="2"/>ingreso = input("Ingrese una lista, separe los elementos con comas: ")</text:p>
      <text:p text:style-name="P84"><text:s text:c="2"/>lista = list(map(lambda elem: int(elem), ingreso.split(",")))</text:p>
      <text:p text:style-name="P85"><text:s text:c="2"/>lista.sort()</text:p>
      <text:p text:style-name="P86"><text:s text:c="2"/>menor = lista[0]</text:p>
      <text:p text:style-name="P87"><text:s text:c="2"/>mayor = lista[len(lista)-1]</text:p>
      <text:p text:style-name="P88"><text:s text:c="2"/>print("Lista ordenada:", lista)</text:p>
      <text:p text:style-name="P89"><text:s text:c="2"/>print("Menor elemento:", menor)</text:p>
      <text:p text:style-name="P90"><text:s text:c="2"/>print("Mayor elemento:", mayor)</text:p>
      <text:h text:style-name="Heading_20_2" text:outline-level="2"><text:bookmark-start text:name="ejercicio-17"/>Ejercicio 17:<text:bookmark-end text:name="ejercicio-17"/></text:h>
      <text:p text:style-name="First_20_paragraph">Escriba un programa que:<text:line-break/>1. Permita que el usuario ingrese una lista l.<text:line-break/>2. Pida al usuario en elemento e.<text:line-break/>3. Pida al usuario una posición p válida.<text:line-break/>4. Inserte en la lista l el elemento e en la posición p.</text:p>
      <text:p text:style-name="P91"><text:s text:c="2"/>s = input("Ingrese una lista, separe los elementos con comas: ")</text:p>
      <text:p text:style-name="P92"><text:s text:c="2"/>l = s.split(",")</text:p>
      <text:p text:style-name="P93"><text:s text:c="2"/>e = input("ingrese un elemento:")</text:p>
      <text:p text:style-name="P94"><text:s text:c="2"/>p = input("ingrese una posicion (la primara posicion es cero)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3-06-08T15:46:55Z</meta:creation-date>
    <dc:date>2023-06-08T15:46:55Z</dc:date>
  </office:meta>
</office:document-meta>
</file>